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4.3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5" table:style-name="ta1">
        <table:shapes>
          <draw:frame draw:z-index="0" draw:style-name="gr1" draw:text-style-name="P1" svg:width="159.99mm" svg:height="89.99mm" svg:x="79.83mm" svg:y="1mm">
            <loext:p draw:notify-on-update-of-ranges="cameraslog_5.A1:cameraslog_5.A1 cameraslog_5.A2:cameraslog_5.A1001 cameraslog_5.B1:cameraslog_5.B1 cameraslog_5.B2:cameraslog_5.B1001 cameraslog_5.A1:cameraslog_5.A1 cameraslog_5.A2:cameraslog_5.A1001 cameraslog_5.C1:cameraslog_5.C1 cameraslog_5.C2:cameraslog_5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573746" calcext:value-type="float">
            <text:p>6,5737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155887" calcext:value-type="float">
            <text:p>7,1558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734623" calcext:value-type="float">
            <text:p>7,7346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312229" calcext:value-type="float">
            <text:p>8,3122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684924" calcext:value-type="float">
            <text:p>8,6849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350502" calcext:value-type="float">
            <text:p>9,3505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29819" calcext:value-type="float">
            <text:p>9,298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29819" calcext:value-type="float">
            <text:p>9,298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864664" calcext:value-type="float">
            <text:p>9,8646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992742" calcext:value-type="float">
            <text:p>9,9927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349434" calcext:value-type="float">
            <text:p>9,3494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968243" calcext:value-type="float">
            <text:p>9,968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627154" calcext:value-type="float">
            <text:p>10,62715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218126" calcext:value-type="float">
            <text:p>11,2181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612681" calcext:value-type="float">
            <text:p>10,6126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612681" calcext:value-type="float">
            <text:p>10,6126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.612681" calcext:value-type="float">
            <text:p>10,6126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612681" calcext:value-type="float">
            <text:p>10,6126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987184" calcext:value-type="float">
            <text:p>9,9871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987184" calcext:value-type="float">
            <text:p>9,9871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603807" calcext:value-type="float">
            <text:p>10,60380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248232" calcext:value-type="float">
            <text:p>11,2482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878191" calcext:value-type="float">
            <text:p>11,8781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819164" calcext:value-type="float">
            <text:p>11,8191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.819164" calcext:value-type="float">
            <text:p>11,8191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819164" calcext:value-type="float">
            <text:p>11,8191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.819164" calcext:value-type="float">
            <text:p>11,8191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.819164" calcext:value-type="float">
            <text:p>11,8191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.828072" calcext:value-type="float">
            <text:p>11,8280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.803572" calcext:value-type="float">
            <text:p>11,8035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.803572" calcext:value-type="float">
            <text:p>11,8035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.803572" calcext:value-type="float">
            <text:p>11,8035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.803572" calcext:value-type="float">
            <text:p>11,8035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183638" calcext:value-type="float">
            <text:p>11,1836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.183638" calcext:value-type="float">
            <text:p>11,1836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183638" calcext:value-type="float">
            <text:p>11,1836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183638" calcext:value-type="float">
            <text:p>11,1836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185864" calcext:value-type="float">
            <text:p>11,1858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.185864" calcext:value-type="float">
            <text:p>11,1858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186984" calcext:value-type="float">
            <text:p>11,18698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.186984" calcext:value-type="float">
            <text:p>11,18698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660603" calcext:value-type="float">
            <text:p>10,6606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.627193" calcext:value-type="float">
            <text:p>10,62719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627193" calcext:value-type="float">
            <text:p>10,62719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043975" calcext:value-type="float">
            <text:p>10,0439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.390638" calcext:value-type="float">
            <text:p>9,3906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390638" calcext:value-type="float">
            <text:p>9,3906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390638" calcext:value-type="float">
            <text:p>9,3906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.390638" calcext:value-type="float">
            <text:p>9,3906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390638" calcext:value-type="float">
            <text:p>9,3906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390638" calcext:value-type="float">
            <text:p>9,3906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.930384" calcext:value-type="float">
            <text:p>9,9303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.283718" calcext:value-type="float">
            <text:p>9,2837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.283718" calcext:value-type="float">
            <text:p>9,2837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.283718" calcext:value-type="float">
            <text:p>9,2837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.261435" calcext:value-type="float">
            <text:p>9,2614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.261435" calcext:value-type="float">
            <text:p>9,2614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.261435" calcext:value-type="float">
            <text:p>9,2614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.261435" calcext:value-type="float">
            <text:p>9,2614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.229131" calcext:value-type="float">
            <text:p>9,2291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.229131" calcext:value-type="float">
            <text:p>9,2291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.229131" calcext:value-type="float">
            <text:p>9,2291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.229131" calcext:value-type="float">
            <text:p>9,2291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.229131" calcext:value-type="float">
            <text:p>9,2291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.229131" calcext:value-type="float">
            <text:p>9,2291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.229131" calcext:value-type="float">
            <text:p>9,2291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.819511" calcext:value-type="float">
            <text:p>8,8195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.819511" calcext:value-type="float">
            <text:p>8,8195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.819511" calcext:value-type="float">
            <text:p>8,8195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819511" calcext:value-type="float">
            <text:p>8,8195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.819511" calcext:value-type="float">
            <text:p>8,8195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.819511" calcext:value-type="float">
            <text:p>8,8195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.819511" calcext:value-type="float">
            <text:p>8,8195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.149482" calcext:value-type="float">
            <text:p>8,1494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.149482" calcext:value-type="float">
            <text:p>8,1494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.392231" calcext:value-type="float">
            <text:p>8,3922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.264242" calcext:value-type="float">
            <text:p>8,2642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.264242" calcext:value-type="float">
            <text:p>8,2642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.264242" calcext:value-type="float">
            <text:p>8,2642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297656" calcext:value-type="float">
            <text:p>8,2976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.297656" calcext:value-type="float">
            <text:p>8,2976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297656" calcext:value-type="float">
            <text:p>8,2976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.360013" calcext:value-type="float">
            <text:p>8,3600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.360013" calcext:value-type="float">
            <text:p>8,3600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.336621" calcext:value-type="float">
            <text:p>8,3366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.336621" calcext:value-type="float">
            <text:p>8,3366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.336621" calcext:value-type="float">
            <text:p>8,3366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.336621" calcext:value-type="float">
            <text:p>8,3366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.336621" calcext:value-type="float">
            <text:p>8,3366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368931" calcext:value-type="float">
            <text:p>8,3689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.368931" calcext:value-type="float">
            <text:p>8,3689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.444637" calcext:value-type="float">
            <text:p>8,4446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.865849" calcext:value-type="float">
            <text:p>7,8658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865849" calcext:value-type="float">
            <text:p>7,8658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.233638" calcext:value-type="float">
            <text:p>7,2336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.233638" calcext:value-type="float">
            <text:p>7,2336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.233638" calcext:value-type="float">
            <text:p>7,2336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.233638" calcext:value-type="float">
            <text:p>7,2336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590333" calcext:value-type="float">
            <text:p>6,5903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590333" calcext:value-type="float">
            <text:p>6,5903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590333" calcext:value-type="float">
            <text:p>6,5903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590333" calcext:value-type="float">
            <text:p>6,5903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150847" calcext:value-type="float">
            <text:p>6,1508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150847" calcext:value-type="float">
            <text:p>6,1508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150847" calcext:value-type="float">
            <text:p>6,1508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150847" calcext:value-type="float">
            <text:p>6,1508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150847" calcext:value-type="float">
            <text:p>6,1508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150847" calcext:value-type="float">
            <text:p>6,1508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150847" calcext:value-type="float">
            <text:p>6,1508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150847" calcext:value-type="float">
            <text:p>6,1508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150847" calcext:value-type="float">
            <text:p>6,1508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150847" calcext:value-type="float">
            <text:p>6,1508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.984857" calcext:value-type="float">
            <text:p>5,9848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.984857" calcext:value-type="float">
            <text:p>5,9848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046102" calcext:value-type="float">
            <text:p>6,0461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046102" calcext:value-type="float">
            <text:p>6,0461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046102" calcext:value-type="float">
            <text:p>6,0461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.576537" calcext:value-type="float">
            <text:p>5,5765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.576537" calcext:value-type="float">
            <text:p>5,5765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.576537" calcext:value-type="float">
            <text:p>5,5765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.576537" calcext:value-type="float">
            <text:p>5,5765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.576537" calcext:value-type="float">
            <text:p>5,5765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.946545" calcext:value-type="float">
            <text:p>4,9465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.946545" calcext:value-type="float">
            <text:p>4,9465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.946545" calcext:value-type="float">
            <text:p>4,9465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.946545" calcext:value-type="float">
            <text:p>4,9465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946545" calcext:value-type="float">
            <text:p>4,9465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946545" calcext:value-type="float">
            <text:p>4,9465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.39453" calcext:value-type="float">
            <text:p>4,394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39453" calcext:value-type="float">
            <text:p>4,394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.39453" calcext:value-type="float">
            <text:p>4,394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.39453" calcext:value-type="float">
            <text:p>4,394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.39453" calcext:value-type="float">
            <text:p>4,394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.39453" calcext:value-type="float">
            <text:p>4,394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39453" calcext:value-type="float">
            <text:p>4,394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.39453" calcext:value-type="float">
            <text:p>4,394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.39453" calcext:value-type="float">
            <text:p>4,394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.39453" calcext:value-type="float">
            <text:p>4,394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.39453" calcext:value-type="float">
            <text:p>4,394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.39453" calcext:value-type="float">
            <text:p>4,394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.39453" calcext:value-type="float">
            <text:p>4,394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.39453" calcext:value-type="float">
            <text:p>4,394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.39453" calcext:value-type="float">
            <text:p>4,394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.82584" calcext:value-type="float">
            <text:p>3,825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.82584" calcext:value-type="float">
            <text:p>3,825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.82584" calcext:value-type="float">
            <text:p>3,825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.769155" calcext:value-type="float">
            <text:p>3,769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769155" calcext:value-type="float">
            <text:p>3,769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.769155" calcext:value-type="float">
            <text:p>3,769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769155" calcext:value-type="float">
            <text:p>3,769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.769155" calcext:value-type="float">
            <text:p>3,769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.769155" calcext:value-type="float">
            <text:p>3,769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.769155" calcext:value-type="float">
            <text:p>3,769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.769155" calcext:value-type="float">
            <text:p>3,769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.769155" calcext:value-type="float">
            <text:p>3,769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.769155" calcext:value-type="float">
            <text:p>3,769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.769155" calcext:value-type="float">
            <text:p>3,769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.769155" calcext:value-type="float">
            <text:p>3,769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.769155" calcext:value-type="float">
            <text:p>3,769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769155" calcext:value-type="float">
            <text:p>3,769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.769155" calcext:value-type="float">
            <text:p>3,769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.769155" calcext:value-type="float">
            <text:p>3,769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.769155" calcext:value-type="float">
            <text:p>3,769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.769155" calcext:value-type="float">
            <text:p>3,769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.769155" calcext:value-type="float">
            <text:p>3,769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.769155" calcext:value-type="float">
            <text:p>3,769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.769155" calcext:value-type="float">
            <text:p>3,769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.769155" calcext:value-type="float">
            <text:p>3,769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.769155" calcext:value-type="float">
            <text:p>3,769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.769155" calcext:value-type="float">
            <text:p>3,769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.769155" calcext:value-type="float">
            <text:p>3,769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.769155" calcext:value-type="float">
            <text:p>3,769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.397389" calcext:value-type="float">
            <text:p>3,3973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.397389" calcext:value-type="float">
            <text:p>3,3973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397389" calcext:value-type="float">
            <text:p>3,3973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.397389" calcext:value-type="float">
            <text:p>3,3973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.397389" calcext:value-type="float">
            <text:p>3,3973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.397389" calcext:value-type="float">
            <text:p>3,3973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.397389" calcext:value-type="float">
            <text:p>3,3973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397389" calcext:value-type="float">
            <text:p>3,3973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.397389" calcext:value-type="float">
            <text:p>3,3973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.067883" calcext:value-type="float">
            <text:p>3,067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.783183" calcext:value-type="float">
            <text:p>2,78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.69854" calcext:value-type="float">
            <text:p>2,69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.69854" calcext:value-type="float">
            <text:p>2,69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.69854" calcext:value-type="float">
            <text:p>2,69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00:53:58.982000000</dc:date>
    <meta:editing-duration>PT1M16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cameraslog_5.A1:cameraslog_5.C1001" chart:data-source-has-labels="row" svg:x="0.32cm" svg:y="0.18cm" svg:width="11.01cm" svg:height="8.64cm">
          <chartooo:coordinate-region svg:x="0.76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5.B2:cameraslog_5.B1001" chart:label-cell-address="cameraslog_5.B1:cameraslog_5.B1" chart:class="chart:scatter">
            <chart:domain table:cell-range-address="cameraslog_5.A2:cameraslog_5.A1001"/>
            <chart:data-point chart:repeated="1000"/>
          </chart:series>
          <chart:series chart:style-name="ch8" chart:values-cell-range-address="cameraslog_5.C2:cameraslog_5.C1001" chart:label-cell-address="cameraslog_5.C1:cameraslog_5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5.B1:cameraslog_5.B1</svg:desc>
                </draw:g>
              </table:table-cell>
              <table:table-cell office:value-type="string">
                <text:p>number of cameras</text:p>
                <draw:g>
                  <svg:desc>cameraslog_5.C1:cameraslog_5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5.A2:cameraslog_5.A1001</svg:desc>
                </draw:g>
              </table:table-cell>
              <table:table-cell office:value-type="float" office:value="6.573746">
                <text:p>6.573746</text:p>
                <draw:g>
                  <svg:desc>cameraslog_5.B2:cameraslog_5.B1001</svg:desc>
                </draw:g>
              </table:table-cell>
              <table:table-cell office:value-type="float" office:value="9">
                <text:p>9</text:p>
                <draw:g>
                  <svg:desc>cameraslog_5.C2:cameraslog_5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155887">
                <text:p>7.1558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734623">
                <text:p>7.7346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.312229">
                <text:p>8.3122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684924">
                <text:p>8.6849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.350502">
                <text:p>9.3505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29819">
                <text:p>9.298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29819">
                <text:p>9.298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864664">
                <text:p>9.8646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992742">
                <text:p>9.9927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349434">
                <text:p>9.3494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968243">
                <text:p>9.968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.627154">
                <text:p>10.6271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.218126">
                <text:p>11.2181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.612681">
                <text:p>10.6126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612681">
                <text:p>10.6126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.612681">
                <text:p>10.6126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.612681">
                <text:p>10.6126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.987184">
                <text:p>9.9871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987184">
                <text:p>9.9871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.603807">
                <text:p>10.6038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.248232">
                <text:p>11.2482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.878191">
                <text:p>11.8781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1.819164">
                <text:p>11.8191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.819164">
                <text:p>11.8191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.819164">
                <text:p>11.8191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1.819164">
                <text:p>11.8191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.819164">
                <text:p>11.8191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.828072">
                <text:p>11.8280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.803572">
                <text:p>11.8035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1.803572">
                <text:p>11.8035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1.803572">
                <text:p>11.8035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1.803572">
                <text:p>11.8035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.183638">
                <text:p>11.1836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.183638">
                <text:p>11.1836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.183638">
                <text:p>11.1836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.183638">
                <text:p>11.1836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.185864">
                <text:p>11.1858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.185864">
                <text:p>11.1858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1.186984">
                <text:p>11.1869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1.186984">
                <text:p>11.1869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0.660603">
                <text:p>10.6606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0.627193">
                <text:p>10.6271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.627193">
                <text:p>10.6271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.043975">
                <text:p>10.0439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.390638">
                <text:p>9.3906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.390638">
                <text:p>9.3906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.390638">
                <text:p>9.3906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.390638">
                <text:p>9.3906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.390638">
                <text:p>9.3906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9.390638">
                <text:p>9.3906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9.930384">
                <text:p>9.9303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9.283718">
                <text:p>9.2837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9.283718">
                <text:p>9.2837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9.283718">
                <text:p>9.2837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.261435">
                <text:p>9.2614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9.261435">
                <text:p>9.2614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.261435">
                <text:p>9.2614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9.261435">
                <text:p>9.2614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9.229131">
                <text:p>9.2291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9.229131">
                <text:p>9.2291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9.229131">
                <text:p>9.2291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.229131">
                <text:p>9.2291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9.229131">
                <text:p>9.2291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9.229131">
                <text:p>9.2291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9.229131">
                <text:p>9.2291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.819511">
                <text:p>8.8195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8.819511">
                <text:p>8.8195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8.819511">
                <text:p>8.8195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.819511">
                <text:p>8.8195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.819511">
                <text:p>8.8195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.819511">
                <text:p>8.8195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.819511">
                <text:p>8.8195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.149482">
                <text:p>8.1494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.149482">
                <text:p>8.1494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.392231">
                <text:p>8.3922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.264242">
                <text:p>8.2642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.264242">
                <text:p>8.2642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.264242">
                <text:p>8.2642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.297656">
                <text:p>8.2976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.297656">
                <text:p>8.2976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.297656">
                <text:p>8.2976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.360013">
                <text:p>8.3600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.360013">
                <text:p>8.3600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.336621">
                <text:p>8.3366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.336621">
                <text:p>8.3366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336621">
                <text:p>8.3366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.336621">
                <text:p>8.3366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.336621">
                <text:p>8.3366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.368931">
                <text:p>8.3689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.368931">
                <text:p>8.3689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.444637">
                <text:p>8.4446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7.865849">
                <text:p>7.8658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.865849">
                <text:p>7.8658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7.233638">
                <text:p>7.2336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7.233638">
                <text:p>7.2336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7.233638">
                <text:p>7.2336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.233638">
                <text:p>7.2336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.590333">
                <text:p>6.5903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.590333">
                <text:p>6.5903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.590333">
                <text:p>6.5903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.590333">
                <text:p>6.5903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6.150847">
                <text:p>6.1508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6.150847">
                <text:p>6.1508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6.150847">
                <text:p>6.1508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6.150847">
                <text:p>6.1508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6.150847">
                <text:p>6.1508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6.150847">
                <text:p>6.1508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6.150847">
                <text:p>6.1508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6.150847">
                <text:p>6.1508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6.150847">
                <text:p>6.1508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6.150847">
                <text:p>6.1508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5.984857">
                <text:p>5.9848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5.984857">
                <text:p>5.9848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6.046102">
                <text:p>6.046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6.046102">
                <text:p>6.046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6.046102">
                <text:p>6.046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5.576537">
                <text:p>5.5765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5.576537">
                <text:p>5.5765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5.576537">
                <text:p>5.5765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5.576537">
                <text:p>5.5765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5.576537">
                <text:p>5.5765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4.946545">
                <text:p>4.9465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4.946545">
                <text:p>4.9465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4.946545">
                <text:p>4.9465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4.946545">
                <text:p>4.9465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4.946545">
                <text:p>4.9465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4.946545">
                <text:p>4.9465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4.39453">
                <text:p>4.394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4.39453">
                <text:p>4.394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4.39453">
                <text:p>4.394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4.39453">
                <text:p>4.394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4.39453">
                <text:p>4.394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4.39453">
                <text:p>4.394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4.39453">
                <text:p>4.394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4.39453">
                <text:p>4.394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4.39453">
                <text:p>4.394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4.39453">
                <text:p>4.394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4.39453">
                <text:p>4.394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4.39453">
                <text:p>4.394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4.39453">
                <text:p>4.394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4.39453">
                <text:p>4.394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4.39453">
                <text:p>4.394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3.82584">
                <text:p>3.825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3.82584">
                <text:p>3.825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3.82584">
                <text:p>3.825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3.769155">
                <text:p>3.769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3.769155">
                <text:p>3.769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3.769155">
                <text:p>3.769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3.769155">
                <text:p>3.769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3.769155">
                <text:p>3.769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.769155">
                <text:p>3.769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3.769155">
                <text:p>3.769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3.769155">
                <text:p>3.769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.769155">
                <text:p>3.769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3.769155">
                <text:p>3.769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3.769155">
                <text:p>3.769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3.769155">
                <text:p>3.769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3.769155">
                <text:p>3.769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3.769155">
                <text:p>3.769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3.769155">
                <text:p>3.769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3.769155">
                <text:p>3.769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3.769155">
                <text:p>3.769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3.769155">
                <text:p>3.769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3.769155">
                <text:p>3.769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3.769155">
                <text:p>3.769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.769155">
                <text:p>3.769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3.769155">
                <text:p>3.769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3.769155">
                <text:p>3.769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3.769155">
                <text:p>3.769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3.769155">
                <text:p>3.769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3.769155">
                <text:p>3.769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3.397389">
                <text:p>3.3973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3.397389">
                <text:p>3.3973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3.397389">
                <text:p>3.3973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3.397389">
                <text:p>3.3973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3.397389">
                <text:p>3.3973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3.397389">
                <text:p>3.3973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3.397389">
                <text:p>3.3973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3.397389">
                <text:p>3.3973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3.397389">
                <text:p>3.3973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3.067883">
                <text:p>3.067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.783183">
                <text:p>2.78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.69854">
                <text:p>2.69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.69854">
                <text:p>2.69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.69854">
                <text:p>2.69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